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1075</text:p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0906</text:p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798</text:p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069</text:p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1304</text:p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743</text:p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940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0732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291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1358</text:p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1106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1325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1355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0684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lod.cedar-project.nl/vocab/cedar#isTotal=1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